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33F700004F968E995E2EB4A50533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30.67mm"/>
    </style:style>
    <style:style style:name="co3" style:family="table-column">
      <style:table-column-properties fo:break-before="auto" style:column-width="19.9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18.93mm"/>
    </style:style>
    <style:style style:name="co6" style:family="table-column">
      <style:table-column-properties fo:break-before="auto" style:column-width="8.48mm"/>
    </style:style>
    <style:style style:name="co7" style:family="table-column">
      <style:table-column-properties fo:break-before="auto" style:column-width="7.5mm"/>
    </style:style>
    <style:style style:name="co8" style:family="table-column">
      <style:table-column-properties fo:break-before="auto" style:column-width="9.1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4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 tableooo:tab-color="#dd0806"/>
    </style:style>
    <style:style style:name="ta3" style:family="table" style:master-page-name="PageStyle_5f_Data">
      <style:table-properties table:display="true" style:writing-mode="lr-tb" tableooo:tab-color="#0000d4"/>
    </style:style>
    <style:style style:name="ta4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71mm" fo:border-right="0.06pt solid #80808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71mm" fo:border-right="0.06pt solid #ffffff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71m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71m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71m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71m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71mm" fo:border-right="0.06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71mm" fo:border-right="0.06pt solid #80808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010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8" style:family="table-cell" style:parent-style-name="Default" style:data-style-name="N10108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0106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c0c0c0" fo:padding="0.71mm" style:rotation-align="non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28.22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37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justify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6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justify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$Data.$AN$6]" style:apply-style-name="Excel_5f_CondFormat_5f_3_5f_3_5f_1" style:base-cell-address="Data.F10"/>
      <style:map style:condition="cell-content()=[$Data.$AN$7]" style:apply-style-name="Excel_5f_CondFormat_5f_3_5f_3_5f_2" style:base-cell-address="Data.F10"/>
      <style:map style:condition="cell-content()=[$Data.$AN$8]" style:apply-style-name="Excel_5f_CondFormat_5f_3_5f_3_5f_3" style:base-cell-address="Data.F10"/>
    </style:style>
    <style:style style:name="ce49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$Data.$AN$6]" style:apply-style-name="Excel_5f_CondFormat_5f_3_5f_3_5f_1" style:base-cell-address="Data.F11"/>
      <style:map style:condition="cell-content()=[$Data.$AN$7]" style:apply-style-name="Excel_5f_CondFormat_5f_3_5f_3_5f_2" style:base-cell-address="Data.F11"/>
      <style:map style:condition="cell-content()=[$Data.$AN$8]" style:apply-style-name="Excel_5f_CondFormat_5f_3_5f_3_5f_3" style:base-cell-address="Data.F11"/>
    </style:style>
    <style:style style:name="ce50" style:family="table-cell" style:parent-style-name="Default">
      <style:table-cell-properties style:diagonal-bl-tr="none" style:diagonal-tl-br="none" fo:border="0.06pt solid #c0c0c0" fo:padding="0.71mm" style:rotation-align="none"/>
      <style:map style:condition="cell-content()=[$Data.$AN$6]" style:apply-style-name="Excel_5f_CondFormat_5f_3_5f_3_5f_1" style:base-cell-address="Data.F11"/>
      <style:map style:condition="cell-content()=[$Data.$AN$7]" style:apply-style-name="Excel_5f_CondFormat_5f_3_5f_3_5f_2" style:base-cell-address="Data.F11"/>
      <style:map style:condition="cell-content()=[$Data.$AN$8]" style:apply-style-name="Excel_5f_CondFormat_5f_3_5f_3_5f_3" style:base-cell-address="Data.F11"/>
    </style:style>
    <style:style style:name="ce51" style:family="table-cell" style:parent-style-name="Default">
      <style:table-cell-properties fo:padding="0.71mm"/>
      <style:map style:condition="cell-content()=[$Data.$V$6]" style:apply-style-name="Excel_5f_CondFormat_5f_3_5f_1_5f_1" style:base-cell-address="Data.F999"/>
      <style:map style:condition="cell-content()=[$Data.$V$7]" style:apply-style-name="Excel_5f_CondFormat_5f_3_5f_1_5f_2" style:base-cell-address="Data.F999"/>
      <style:map style:condition="cell-content()=[$Data.$V$8]" style:apply-style-name="Excel_5f_CondFormat_5f_3_5f_1_5f_3" style:base-cell-address="Data.F999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5" style:family="table-cell" style:parent-style-name="Default" style:data-style-name="N10037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71mm" style:rotation-angle="90" style:rotation-align="bottom" style:shrink-to-fit="false" style:vertical-align="justify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71mm" style:rotation-angle="0" style:rotation-align="none" style:shrink-to-fit="false" style:vertical-align="justify" loext:vertical-justify="auto"/>
      <style:paragraph-properties fo:text-align="end" css3t:text-justify="auto" fo:margin-left="0mm" style:writing-mode="page"/>
    </style:style>
    <style:style style:name="ce57" style:family="table-cell" style:parent-style-name="Default">
      <style:table-cell-properties fo:background-color="#ffff99"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0108">
      <style:table-cell-properties fo:padding="0.71mm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diagonal-bl-tr="none" style:diagonal-tl-br="none" fo:background-color="transparent" fo:border="0.06pt solid #c0c0c0" fo:padding="0.71mm" style:rotation-align="none"/>
    </style:style>
    <style:style style:name="ce63" style:family="table-cell" style:parent-style-name="Default" style:data-style-name="N100">
      <style:table-cell-properties fo:background-color="#ffffcc" fo:padding="0.71mm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0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 style:data-style-name="N10000">
      <style:table-cell-properties style:glyph-orientation-vertical="0" fo:background-color="#ffffcc" style:text-align-source="value-type" style:repeat-content="false" fo:wrap-option="no-wrap" style:direction="ltr" fo:padding="0.71mm" style:rotation-angle="9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">
      <style:table-cell-properties fo:padding="0.71mm"/>
    </style:style>
    <style:style style:name="ce7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0106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0108">
      <style:table-cell-properties style:glyph-orientation-vertical="0" fo:background-color="#ffffcc" style:text-align-source="value-type" style:repeat-content="false" fo:wrap-option="no-wrap" style:direction="ltr" fo:padding="0.71mm" style:rotation-angle="9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71mm" fo:border-right="0.06pt solid #ffffff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106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0000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U$6:.$U$16])" table:allow-empty-cell="true" table:display-list="unsorted" table:base-cell-address="Data.E10">
          <table:error-message table:message-type="stop" table:display="true"/>
        </table:content-validation>
        <table:content-validation table:name="val5" table:condition="of:cell-content-is-in-list([$Data.$U$6:.$U$16])" table:allow-empty-cell="true" table:display-list="unsorted" table:base-cell-address="Data.E999">
          <table:error-message table:message-type="stop" table:display="true"/>
        </table:content-validation>
        <table:content-validation table:name="val6" table:condition="of:cell-content-is-in-list([$Data.$V$6:.$V$16])" table:allow-empty-cell="true" table:display-list="unsorted" table:base-cell-address="Data.F10">
          <table:error-message table:message-type="stop" table:display="true"/>
        </table:content-validation>
        <table:content-validation table:name="val7" table:condition="of:cell-content-is-in-list([$Data.$V$6:.$V$16])" table:allow-empty-cell="true" table:display-list="unsorted" table:base-cell-address="Data.F999">
          <table:error-message table:message-type="stop" table:display="true"/>
        </table:content-validation>
        <table:content-validation table:name="val8" table:condition="of:cell-content-is-in-list([$Data.$W$6:.$W$16])" table:allow-empty-cell="true" table:display-list="unsorted" table:base-cell-address="Data.G10">
          <table:error-message table:message-type="stop" table:display="true"/>
        </table:content-validation>
        <table:content-validation table:name="val9" table:condition="of:cell-content-is-in-list([$Data.$W$6:.$W$16])" table:allow-empty-cell="true" table:display-list="unsorted" table:base-cell-address="Data.G999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Instructions.G50" table:end-x="18.03mm" table:end-y="4.24mm" draw:z-index="0" draw:name="Picture 15" draw:style-name="gr1" draw:text-style-name="P1" svg:width="147.99mm" svg:height="210.95mm" svg:x="0mm" svg:y="0.71mm">
              <draw:image xlink:href="Pictures/20000009000033F700004F968E995E2EB4A5053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2">
        <office:forms form:automatic-focus="false" form:apply-design-mode="false"/>
        <table:table-column table:style-name="co2" table:number-columns-repeated="4" table:default-cell-style-name="ce1"/>
        <table:table-column table:style-name="co1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4" table:number-rows-spanned="1">
            <text:p>Custom software projects dashboard</text:p>
          </table:table-cell>
          <table:covered-table-cell table:number-columns-repeated="2" table:style-name="ce11"/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float" office:value="1" calcext:value-type="float">
            <text:p>1</text:p>
          </table:table-cell>
          <table:table-cell table:style-name="ce13" table:content-validation-name="val2" office:value-type="float" office:value="42578" calcext:value-type="float">
            <text:p>42578</text:p>
          </table:table-cell>
          <table:table-cell table:style-name="ce18" table:content-validation-name="val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 office:value-type="string" calcext:value-type="string">
            <text:p>Student1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 office:value-type="string" calcext:value-type="string">
            <text:p>Student2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 office:value-type="string" calcext:value-type="string">
            <text:p>Student3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 office:value-type="string" calcext:value-type="string">
            <text:p>Student4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3">
        <office:forms form:automatic-focus="false" form:apply-design-mode="false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1" table:number-columns-repeated="6" table:default-cell-style-name="Default"/>
        <table:table-column table:style-name="co1" table:visibility="collapse" table:number-columns-repeated="3" table:default-cell-style-name="ce1"/>
        <table:table-column table:style-name="co1" table:number-columns-repeated="1001" table:default-cell-style-name="Default"/>
        <table:table-row table:style-name="ro1">
          <table:table-cell table:style-name="ce30" table:number-columns-repeated="4"/>
          <table:table-cell table:number-columns-repeated="102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/>
          <table:table-cell table:style-name="ce37" office:value-type="string" calcext:value-type="string">
            <text:p>SPRINT</text:p>
          </table:table-cell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URATION</text:p>
          </table:table-cell>
          <table:table-cell table:number-columns-repeated="3"/>
          <table:table-cell table:style-name="ce60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41" table:formula="of:=[$Config.A9]" office:value-type="float" office:value="1" calcext:value-type="float">
            <text:p>1</text:p>
          </table:table-cell>
          <table:table-cell table:style-name="ce42" table:formula="of:=[$Config.B9]" office:value-type="date" office:date-value="2016-07-27" calcext:value-type="date">
            <text:p>27/07/16</text:p>
          </table:table-cell>
          <table:table-cell table:style-name="ce43" table:formula="of:=[$Config.C9]" office:value-type="float" office:value="4" calcext:value-type="float">
            <text:p>4</text:p>
          </table:table-cell>
          <table:table-cell table:number-columns-repeated="2"/>
          <table:table-cell table:style-name="ce54" table:formula="of:=IF([.H5]=&quot;&quot;;&quot; &quot;;CHOOSE(WEEKDAY([.H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4" table:formula="of:=IF([.I5]=&quot;&quot;;&quot; &quot;;CHOOSE(WEEKDAY([.I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4" table:formula="of:=IF([.J5]=&quot;&quot;;&quot; &quot;;CHOOSE(WEEKDAY([.J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4" table:formula="of:=IF([.K5]=&quot;&quot;;&quot; &quot;;CHOOSE(WEEKDAY([.K5];2);&quot;L&quot;;&quot;M&quot;;&quot;X&quot;;&quot;J&quot;;&quot;V&quot;;&quot;S&quot;;&quot;D&quot;))" office:value-type="string" office:string-value="S" calcext:value-type="string">
            <text:p>S</text:p>
          </table:table-cell>
          <table:table-cell table:style-name="ce54" table:formula="of:=IF([.L5]=&quot;&quot;;&quot; &quot;;CHOOSE(WEEKDAY([.L5];2);&quot;L&quot;;&quot;M&quot;;&quot;X&quot;;&quot;J&quot;;&quot;V&quot;;&quot;S&quot;;&quot;D&quot;))" office:value-type="string" office:string-value="D" calcext:value-type="string">
            <text:p>D</text:p>
          </table:table-cell>
          <table:table-cell table:style-name="ce54" table:formula="of:=IF([.M5]=&quot;&quot;;&quot; &quot;;CHOOSE(WEEKDAY([.M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4" table:formula="of:=IF([.N5]=&quot;&quot;;&quot; &quot;;CHOOSE(WEEKDAY([.N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number-columns-repeated="1010"/>
        </table:table-row>
        <table:table-row table:style-name="ro4">
          <table:table-cell table:style-name="ce31" table:number-columns-repeated="7"/>
          <table:table-cell table:style-name="ce55" table:formula="of:=[$Config.B9]" office:value-type="date" office:date-value="2016-07-27" calcext:value-type="date">
            <text:p>27/07/16</text:p>
          </table:table-cell>
          <table:table-cell table:style-name="ce55" table:formula="of:=[.H5]+1" office:value-type="date" office:date-value="2016-07-28" calcext:value-type="date">
            <text:p>28/07/16</text:p>
          </table:table-cell>
          <table:table-cell table:style-name="ce55" table:formula="of:=[.I5]+1" office:value-type="date" office:date-value="2016-07-29" calcext:value-type="date">
            <text:p>29/07/16</text:p>
          </table:table-cell>
          <table:table-cell table:style-name="ce55" table:formula="of:=[.J5]+1" office:value-type="date" office:date-value="2016-07-30" calcext:value-type="date">
            <text:p>30/07/16</text:p>
          </table:table-cell>
          <table:table-cell table:style-name="ce55" table:formula="of:=[.K5]+1" office:value-type="date" office:date-value="2016-07-31" calcext:value-type="date">
            <text:p>31/07/16</text:p>
          </table:table-cell>
          <table:table-cell table:style-name="ce55" table:formula="of:=[.L5]+1" office:value-type="date" office:date-value="2016-08-01" calcext:value-type="date">
            <text:p>01/08/16</text:p>
          </table:table-cell>
          <table:table-cell table:style-name="ce55" table:formula="of:=[.M5]+1" office:value-type="date" office:date-value="2016-08-02" calcext:value-type="date">
            <text:p>02/08/16</text:p>
          </table:table-cell>
          <table:table-cell table:style-name="ce31" table:number-columns-repeated="992"/>
          <table:table-cell table:number-columns-repeated="18"/>
        </table:table-row>
        <table:table-row table:style-name="ro5">
          <table:table-cell table:style-name="ce31" table:number-columns-repeated="4"/>
          <table:table-cell table:style-name="ce44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7"/>
          <table:table-cell table:style-name="ce56"/>
          <table:table-cell table:style-name="ce56" table:formula="of:=COUNTIF([.I10:.I1000];&quot;&gt;0&quot;)" office:value-type="float" office:value="0" calcext:value-type="float">
            <text:p>0</text:p>
          </table:table-cell>
          <table:table-cell table:style-name="ce56" table:formula="of:=COUNTIF([.J10:.J1000];&quot;&gt;0&quot;)" office:value-type="float" office:value="0" calcext:value-type="float">
            <text:p>0</text:p>
          </table:table-cell>
          <table:table-cell table:style-name="ce56" table:formula="of:=COUNTIF([.K10:.K1000];&quot;&gt;0&quot;)" office:value-type="float" office:value="0" calcext:value-type="float">
            <text:p>0</text:p>
          </table:table-cell>
          <table:table-cell table:style-name="ce56" table:formula="of:=COUNTIF([.L10:.L1000];&quot;&gt;0&quot;)" office:value-type="float" office:value="0" calcext:value-type="float">
            <text:p>0</text:p>
          </table:table-cell>
          <table:table-cell table:style-name="ce56" table:formula="of:=COUNTIF([.M10:.M1000];&quot;&gt;0&quot;)" office:value-type="float" office:value="0" calcext:value-type="float">
            <text:p>0</text:p>
          </table:table-cell>
          <table:table-cell table:style-name="ce56" table:formula="of:=COUNTIF([.N10:.N1000];&quot;&gt;0&quot;)" office:value-type="float" office:value="0" calcext:value-type="float">
            <text:p>0</text:p>
          </table:table-cell>
          <table:table-cell table:style-name="ce31" table:number-columns-repeated="6"/>
          <table:table-cell table:style-name="ce63" table:formula="of:=[$Config.A14]" office:value-type="string" office:string-value="Analysis" calcext:value-type="string">
            <text:p>Analysis</text:p>
          </table:table-cell>
          <table:table-cell table:style-name="ce63" table:formula="of:=[$Config.B14]" office:value-type="string" office:string-value="Pending" calcext:value-type="string">
            <text:p>Pending</text:p>
          </table:table-cell>
          <table:table-cell table:style-name="ce63" table:formula="of:=[$Config.C14]" office:value-type="string" office:string-value="Student1" calcext:value-type="string">
            <text:p>Student1</text:p>
          </table:table-cell>
          <table:table-cell table:style-name="ce31" table:number-columns-repeated="983"/>
          <table:table-cell table:number-columns-repeated="18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3" table:number-rows-spanned="1">
            <text:p>Remaining working hours</text:p>
          </table:table-cell>
          <table:covered-table-cell table:style-name="ce30"/>
          <table:covered-table-cell table:style-name="ce52"/>
          <table:table-cell table:style-name="ce57" table:formula="of:=SUM([.H9:.H1000])" office:value-type="float" office:value="0" calcext:value-type="float">
            <text:p>0</text:p>
          </table:table-cell>
          <table:table-cell table:style-name="ce57" table:formula="of:=SUM([.I9:.I1000])" office:value-type="float" office:value="0" calcext:value-type="float">
            <text:p>0</text:p>
          </table:table-cell>
          <table:table-cell table:style-name="ce57" table:formula="of:=SUM([.J9:.J1000])" office:value-type="float" office:value="0" calcext:value-type="float">
            <text:p>0</text:p>
          </table:table-cell>
          <table:table-cell table:style-name="ce57" table:formula="of:=SUM([.K9:.K1000])" office:value-type="float" office:value="0" calcext:value-type="float">
            <text:p>0</text:p>
          </table:table-cell>
          <table:table-cell table:style-name="ce57" table:formula="of:=SUM([.L9:.L1000])" office:value-type="float" office:value="0" calcext:value-type="float">
            <text:p>0</text:p>
          </table:table-cell>
          <table:table-cell table:style-name="ce57" table:formula="of:=SUM([.M9:.M1000])" office:value-type="float" office:value="0" calcext:value-type="float">
            <text:p>0</text:p>
          </table:table-cell>
          <table:table-cell table:style-name="ce57" table:formula="of:=SUM([.N9:.N1000])" office:value-type="float" office:value="0" calcext:value-type="float">
            <text:p>0</text:p>
          </table:table-cell>
          <table:table-cell table:number-columns-repeated="6"/>
          <table:table-cell table:style-name="ce63" table:formula="of:=[$Config.A15]" office:value-type="string" office:string-value="Design" calcext:value-type="string">
            <text:p>Design</text:p>
          </table:table-cell>
          <table:table-cell table:style-name="ce63" table:formula="of:=[$Config.B15]" office:value-type="string" office:string-value="In progress" calcext:value-type="string">
            <text:p>In progress</text:p>
          </table:table-cell>
          <table:table-cell table:style-name="ce63" table:formula="of:=[$Config.C15]" office:value-type="string" office:string-value="Student2" calcext:value-type="string">
            <text:p>Student2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7"/>
          <table:covered-table-cell table:style-name="ce53"/>
          <table:table-cell table:style-name="ce58" office:value-type="string" calcext:value-type="string" table:number-columns-spanned="7" table:number-rows-spanned="2">
            <text:p>EFFORT</text:p>
          </table:table-cell>
          <table:covered-table-cell table:number-columns-repeated="6" table:style-name="ce61"/>
          <table:table-cell table:number-columns-repeated="6"/>
          <table:table-cell table:style-name="ce63" table:formula="of:=[$Config.A16]" office:value-type="string" office:string-value="Code" calcext:value-type="string">
            <text:p>Code</text:p>
          </table:table-cell>
          <table:table-cell table:style-name="ce63" table:formula="of:=[$Config.B16]" office:value-type="string" office:string-value="Finished" calcext:value-type="string">
            <text:p>Finished</text:p>
          </table:table-cell>
          <table:table-cell table:style-name="ce63" table:formula="of:=[$Config.C16]" office:value-type="string" office:string-value="Student3" calcext:value-type="string">
            <text:p>Student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Backlog ID</text:p>
          </table:table-cell>
          <table:table-cell table:style-name="ce38" office:value-type="string" calcext:value-type="string" table:number-columns-spanned="3" table:number-rows-spanned="1">
            <text:p>Task</text:p>
          </table:table-cell>
          <table:covered-table-cell table:number-columns-repeated="2"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Responsible</text:p>
          </table:table-cell>
          <table:covered-table-cell table:number-columns-repeated="7" table:style-name="ce59"/>
          <table:table-cell table:number-columns-repeated="6"/>
          <table:table-cell table:style-name="ce63" table:formula="of:=[$Config.A17]" office:value-type="string" office:string-value="Test" calcext:value-type="string">
            <text:p>Test</text:p>
          </table:table-cell>
          <table:table-cell table:style-name="ce63" table:formula="of:=[$Config.B17]" office:value-type="string" office:string-value="Removed" calcext:value-type="string">
            <text:p>Removed</text:p>
          </table:table-cell>
          <table:table-cell table:style-name="ce63" table:formula="of:=[$Config.C17]" office:value-type="string" office:string-value="Student4" calcext:value-type="string">
            <text:p>Student4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 office:value-type="string" calcext:value-type="string" table:number-columns-spanned="3" table:number-rows-spanned="1">
            <text:p>Make 2 boards with threeboard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8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table:number-columns-repeated="7"/>
          <table:table-cell table:number-columns-repeated="6"/>
          <table:table-cell table:style-name="ce63" table:formula="of:=[$Config.A18]" office:value-type="float" office:value="0" calcext:value-type="float">
            <text:p>0</text:p>
          </table:table-cell>
          <table:table-cell table:style-name="ce63" table:formula="of:=[$Config.B18]" office:value-type="float" office:value="0" calcext:value-type="float">
            <text:p>0</text:p>
          </table:table-cell>
          <table:table-cell table:style-name="ce63" table:formula="of:=[$Config.C18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5"/>
          <table:table-cell office:value-type="string" calcext:value-type="string">
            <text:p>Make demo elasticSearch + Kibana</text:p>
          </table:table-cell>
          <table:table-cell table:number-columns-repeated="2"/>
          <table:table-cell table:style-name="ce46" table:content-validation-name="val4"/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table:number-columns-repeated="7"/>
          <table:table-cell table:number-columns-repeated="6"/>
          <table:table-cell table:style-name="ce63" table:formula="of:=[$Config.A19]" office:value-type="float" office:value="0" calcext:value-type="float">
            <text:p>0</text:p>
          </table:table-cell>
          <table:table-cell table:style-name="ce63" table:formula="of:=[$Config.B19]" office:value-type="float" office:value="0" calcext:value-type="float">
            <text:p>0</text:p>
          </table:table-cell>
          <table:table-cell table:style-name="ce63" table:formula="of:=[$Config.C19]" office:value-type="float" office:value="0" calcext:value-type="float">
            <text:p>0</text:p>
          </table:table-cell>
          <table:table-cell table:number-columns-repeated="1001"/>
        </table:table-row>
        <table:table-row table:style-name="ro6">
          <table:table-cell table:style-name="ce36"/>
          <table:table-cell table:style-name="ce39" office:value-type="string" calcext:value-type="string" table:number-columns-spanned="3" table:number-rows-spanned="1">
            <text:p>Install Kibana development</text:p>
          </table:table-cell>
          <table:covered-table-cell table:number-columns-repeated="2" table:style-name="ce39"/>
          <table:table-cell table:style-name="ce46" table:content-validation-name="val4"/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table:number-columns-repeated="7"/>
          <table:table-cell table:number-columns-repeated="6"/>
          <table:table-cell table:style-name="ce63" table:formula="of:=[$Config.A20]" office:value-type="float" office:value="0" calcext:value-type="float">
            <text:p>0</text:p>
          </table:table-cell>
          <table:table-cell table:style-name="ce63" table:formula="of:=[$Config.B20]" office:value-type="float" office:value="0" calcext:value-type="float">
            <text:p>0</text:p>
          </table:table-cell>
          <table:table-cell table:style-name="ce63" table:formula="of:=[$Config.C20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Add a new panel in Kibana</text:p>
          </table:table-cell>
          <table:covered-table-cell table:number-columns-repeated="2" table:style-name="ce39"/>
          <table:table-cell table:style-name="ce46" table:content-validation-name="val4"/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table:number-columns-repeated="7"/>
          <table:table-cell table:number-columns-repeated="6"/>
          <table:table-cell table:style-name="ce63" table:formula="of:=[$Config.A21]" office:value-type="float" office:value="0" calcext:value-type="float">
            <text:p>0</text:p>
          </table:table-cell>
          <table:table-cell table:style-name="ce63" table:formula="of:=[$Config.B21]" office:value-type="float" office:value="0" calcext:value-type="float">
            <text:p>0</text:p>
          </table:table-cell>
          <table:table-cell table:style-name="ce63" table:formula="of:=[$Config.C21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“Hello World” with Kibana plugin</text:p>
          </table:table-cell>
          <table:covered-table-cell table:number-columns-repeated="2" table:style-name="ce39"/>
          <table:table-cell table:style-name="ce46" table:content-validation-name="val4"/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table:number-columns-repeated="7"/>
          <table:table-cell table:number-columns-repeated="6"/>
          <table:table-cell table:style-name="ce63" table:formula="of:=[$Config.A22]" office:value-type="float" office:value="0" calcext:value-type="float">
            <text:p>0</text:p>
          </table:table-cell>
          <table:table-cell table:style-name="ce63" table:formula="of:=[$Config.B22]" office:value-type="float" office:value="0" calcext:value-type="float">
            <text:p>0</text:p>
          </table:table-cell>
          <table:table-cell table:style-name="ce63" table:formula="of:=[$Config.C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/>
          <table:table-cell table:style-name="ce40" office:value-type="string" calcext:value-type="string" table:number-columns-spanned="3" table:number-rows-spanned="1">
            <text:p>Simple elastiSearch query and pie plot</text:p>
          </table:table-cell>
          <table:covered-table-cell table:number-columns-repeated="2" table:style-name="ce40"/>
          <table:table-cell table:style-name="ce35" table:content-validation-name="val5"/>
          <table:table-cell table:style-name="ce50" table:content-validation-name="val7" office:value-type="string" calcext:value-type="string">
            <text:p>Pending</text:p>
          </table:table-cell>
          <table:table-cell table:style-name="ce35" table:content-validation-name="val9"/>
          <table:table-cell table:style-name="ce35" table:number-columns-repeated="7"/>
          <table:table-cell table:number-columns-repeated="6"/>
          <table:table-cell table:style-name="ce63" table:formula="of:=[$Config.A25]" office:value-type="float" office:value="0" calcext:value-type="float">
            <text:p>0</text:p>
          </table:table-cell>
          <table:table-cell table:style-name="ce63" table:formula="of:=[$Config.B25]" office:value-type="float" office:value="0" calcext:value-type="float">
            <text:p>0</text:p>
          </table:table-cell>
          <table:table-cell table:style-name="ce63" table:formula="of:=[$Config.C2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6"/>
          <table:table-cell table:style-name="ce63" table:formula="of:=[$Config.G14]" office:value-type="float" office:value="0" calcext:value-type="float">
            <text:p>0</text:p>
          </table:table-cell>
          <table:table-cell table:style-name="ce63" table:formula="of:=[$Config.H14]" office:value-type="float" office:value="0" calcext:value-type="float">
            <text:p>0</text:p>
          </table:table-cell>
          <table:table-cell table:style-name="ce63" table:formula="of:=[$Config.I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5"/>
          <table:table-cell table:style-name="ce62"/>
          <table:table-cell table:style-name="ce35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5"/>
          <table:table-cell table:style-name="ce51" table:content-validation-name="val7"/>
          <table:table-cell table:content-validation-name="val9"/>
          <table:table-cell table:number-columns-repeated="1017"/>
        </table:table-row>
        <table:table-row table:style-name="ro1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_FilterDatabase" table:base-cell-address="$Instructions.$A$1" table:cell-range-address="$Data.$A$9:.$G$20"/>
        </table:named-expressions>
        <calcext:conditional-formats>
          <calcext:conditional-format calcext:target-range-address="Data.F999:Data.F1000">
            <calcext:condition calcext:apply-style-name="Excel_CondFormat_3_1_1" calcext:value="=[$Data.$V$6]" calcext:base-cell-address="Data.F999"/>
            <calcext:condition calcext:apply-style-name="Excel_CondFormat_3_1_2" calcext:value="=[$Data.$V$7]" calcext:base-cell-address="Data.F999"/>
            <calcext:condition calcext:apply-style-name="Excel_CondFormat_3_1_3" calcext:value="=[$Data.$V$8]" calcext:base-cell-address="Data.F999"/>
          </calcext:conditional-format>
          <calcext:conditional-format calcext:target-range-address="Data.H4:Data.N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1:Data.F508">
            <calcext:condition calcext:apply-style-name="Excel_CondFormat_3_3_1" calcext:value="=[$Data.$AN$6]" calcext:base-cell-address="Data.F11"/>
            <calcext:condition calcext:apply-style-name="Excel_CondFormat_3_3_2" calcext:value="=[$Data.$AN$7]" calcext:base-cell-address="Data.F11"/>
            <calcext:condition calcext:apply-style-name="Excel_CondFormat_3_3_3" calcext:value="=[$Data.$AN$8]" calcext:base-cell-address="Data.F11"/>
          </calcext:conditional-format>
          <calcext:conditional-format calcext:target-range-address="Data.F10:Data.F14">
            <calcext:condition calcext:apply-style-name="Excel_CondFormat_3_3_1" calcext:value="=[$Data.$AN$6]" calcext:base-cell-address="Data.F10"/>
            <calcext:condition calcext:apply-style-name="Excel_CondFormat_3_3_2" calcext:value="=[$Data.$AN$7]" calcext:base-cell-address="Data.F10"/>
            <calcext:condition calcext:apply-style-name="Excel_CondFormat_3_3_3" calcext:value="=[$Data.$AN$8]" calcext:base-cell-address="Data.F10"/>
          </calcext:conditional-format>
        </calcext:conditional-formats>
      </table:table>
      <table:table table:name="Graphs" table:style-name="ta4">
        <table:table-column table:style-name="co1" table:default-cell-style-name="Default"/>
        <table:table-column table:style-name="co8" table:number-columns-repeated="24" table:default-cell-style-name="ce1"/>
        <table:table-column table:style-name="co1" table:number-columns-repeated="999" table:default-cell-style-name="Default"/>
        <table:table-row table:style-name="ro1">
          <table:table-cell table:number-columns-repeated="2"/>
          <table:table-cell table:style-name="ce71"/>
          <table:table-cell table:style-name="ce74"/>
          <table:table-cell table:style-name="ce75"/>
          <table:table-cell table:number-columns-repeated="1019"/>
        </table:table-row>
        <table:table-row table:style-name="ro1">
          <table:table-cell/>
          <table:table-cell table:style-name="ce66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72"/>
          <table:covered-table-cell table:style-name="ce77"/>
          <table:table-cell/>
          <table:table-cell table:style-name="ce79" office:value-type="string" calcext:value-type="string" table:number-columns-spanned="2" table:number-rows-spanned="1">
            <text:p>SPRINT</text:p>
          </table:table-cell>
          <table:covered-table-cell table:style-name="ce80"/>
          <table:table-cell table:style-name="ce81" office:value-type="string" calcext:value-type="string" table:number-columns-spanned="2" table:number-rows-spanned="1">
            <text:p>START</text:p>
          </table:table-cell>
          <table:covered-table-cell table:style-name="ce80"/>
          <table:table-cell table:style-name="ce83" office:value-type="string" calcext:value-type="string" table:number-columns-spanned="2" table:number-rows-spanned="1">
            <text:p>DAYS</text:p>
          </table:table-cell>
          <table:covered-table-cell table:style-name="ce83"/>
          <table:table-cell table:number-columns-repeated="1001"/>
        </table:table-row>
        <table:table-row table:style-name="ro1">
          <table:table-cell/>
          <table:table-cell table:style-name="ce67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3"/>
          <table:covered-table-cell table:style-name="ce78"/>
          <table:table-cell/>
          <table:table-cell table:style-name="ce67" table:formula="of:=[$Config.A9]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2" table:formula="of:=[$Config.B9]" office:value-type="float" office:value="42578" calcext:value-type="float" table:number-columns-spanned="2" table:number-rows-spanned="1">
            <text:p>42578</text:p>
          </table:table-cell>
          <table:covered-table-cell table:style-name="ce67"/>
          <table:table-cell table:style-name="ce84" table:formula="of:=[$Config.C9]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number-columns-repeated="1001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75"/>
          <table:table-cell table:number-columns-repeated="1019"/>
        </table:table-row>
        <table:table-row table:style-name="ro1">
          <table:table-cell>
            <draw:frame table:end-cell-address="Graphs.X20" table:end-x="2.63mm" table:end-y="1.77mm" draw:z-index="0" draw:name="Chart 2" draw:style-name="gr2" draw:text-style-name="P2" svg:width="204.97mm" svg:height="64.92mm" svg:x="20.33mm" svg:y="0.35mm">
              <loext:p draw:notify-on-update-of-ranges="Data.H5:Data.AE5 Data.H7:Data.AE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1"/>
          <table:table-cell table:style-name="ce74"/>
          <table:table-cell table:style-name="ce75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2.95mm" table:end-y="1.78mm" draw:z-index="1" draw:name="Chart 3" draw:style-name="gr2" draw:text-style-name="P2" svg:width="204.95mm" svg:height="64.77mm" svg:x="20.67mm" svg:y="0.53mm">
              <loext:p draw:notify-on-update-of-ranges="Data.H5:Data.AE5 Data.H6:Data.AE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4.58mm" table:end-y="4.23mm" draw:z-index="2" draw:name="Chart 4" draw:style-name="gr2" draw:text-style-name="P2" svg:width="205.93mm" svg:height="64.9mm" svg:x="21.32mm" svg:y="2.83mm">
              <loext:p draw:notify-on-update-of-ranges="Graphs.B57:Graphs.Y57 Graphs.A58:Graphs.A58 Graphs.B58:Graphs.Y58 Graphs.A59:Graphs.A59 Graphs.B59:Graphs.Y59 Graphs.A60:Graphs.A60 Graphs.B60:Graphs.Y60 Graphs.A61:Graphs.A61 Graphs.B61:Graphs.Y61 Graphs.A62:Graphs.A62 Graphs.B62:Graphs.Y6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style-name="ce64"/>
          <table:table-cell table:style-name="ce68" table:formula="of:=[$Data.H5]" office:value-type="float" office:value="42578" calcext:value-type="float">
            <text:p>42578</text:p>
          </table:table-cell>
          <table:table-cell table:style-name="ce68" table:formula="of:=[$Data.I5]" office:value-type="float" office:value="42579" calcext:value-type="float">
            <text:p>42579</text:p>
          </table:table-cell>
          <table:table-cell table:style-name="ce68" table:formula="of:=[$Data.J5]" office:value-type="float" office:value="42580" calcext:value-type="float">
            <text:p>42580</text:p>
          </table:table-cell>
          <table:table-cell table:style-name="ce68" table:formula="of:=[$Data.K5]" office:value-type="float" office:value="42581" calcext:value-type="float">
            <text:p>42581</text:p>
          </table:table-cell>
          <table:table-cell table:style-name="ce68" table:formula="of:=[$Data.L5]" office:value-type="float" office:value="42582" calcext:value-type="float">
            <text:p>42582</text:p>
          </table:table-cell>
          <table:table-cell table:style-name="ce68" table:formula="of:=[$Data.M5]" office:value-type="float" office:value="42583" calcext:value-type="float">
            <text:p>42583</text:p>
          </table:table-cell>
          <table:table-cell table:style-name="ce68" table:formula="of:=[$Data.N5]" office:value-type="float" office:value="42584" calcext:value-type="float">
            <text:p>42584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style-name="ce76" table:formula="of:=$Data.#REF!#REF!#REF!#REF!#REF!5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>
          <table:table-cell table:style-name="ce65" table:formula="of:=[$Config.C14]" office:value-type="string" office:string-value="Student1" calcext:value-type="string">
            <text:p>Student1</text:p>
          </table:table-cell>
          <table:table-cell table:style-name="ce69" table:formula="of:=SUMIF([$Data.$G$10:.$G$1000];[.$A58];[$Data.H$10:.H$1000])" office:value-type="float" office:value="0" calcext:value-type="float">
            <text:p>0</text:p>
          </table:table-cell>
          <table:table-cell table:style-name="ce69" table:formula="of:=SUMIF([$Data.$G$10:.$G$1000];[.$A58];[$Data.I$10:.I$1000])" office:value-type="float" office:value="0" calcext:value-type="float">
            <text:p>0</text:p>
          </table:table-cell>
          <table:table-cell table:style-name="ce69" table:formula="of:=SUMIF([$Data.$G$10:.$G$1000];[.$A58];[$Data.J$10:.J$1000])" office:value-type="float" office:value="0" calcext:value-type="float">
            <text:p>0</text:p>
          </table:table-cell>
          <table:table-cell table:style-name="ce69" table:formula="of:=SUMIF([$Data.$G$10:.$G$1000];[.$A58];[$Data.K$10:.K$1000])" office:value-type="float" office:value="0" calcext:value-type="float">
            <text:p>0</text:p>
          </table:table-cell>
          <table:table-cell table:style-name="ce69" table:formula="of:=SUMIF([$Data.$G$10:.$G$1000];[.$A58];[$Data.L$10:.L$1000])" office:value-type="float" office:value="0" calcext:value-type="float">
            <text:p>0</text:p>
          </table:table-cell>
          <table:table-cell table:style-name="ce69" table:formula="of:=SUMIF([$Data.$G$10:.$G$1000];[.$A58];[$Data.M$10:.M$1000])" office:value-type="float" office:value="0" calcext:value-type="float">
            <text:p>0</text:p>
          </table:table-cell>
          <table:table-cell table:style-name="ce69" table:formula="of:=SUMIF([$Data.$G$10:.$G$1000];[.$A58];[$Data.N$10:.N$1000])" office:value-type="float" office:value="0" calcext:value-type="float">
            <text:p>0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8];$Data.#REF!#REF!#REF!#REF!#REF!#REF!#REF!$10:#REF!#REF!#REF!$1000)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>
          <table:table-cell table:style-name="ce65" table:formula="of:=[$Config.C15]" office:value-type="string" office:string-value="Student2" calcext:value-type="string">
            <text:p>Student2</text:p>
          </table:table-cell>
          <table:table-cell table:style-name="ce69" table:formula="of:=SUMIF([$Data.$G$10:.$G$1000];[.$A59];[$Data.H$10:.H$1000])" office:value-type="float" office:value="0" calcext:value-type="float">
            <text:p>0</text:p>
          </table:table-cell>
          <table:table-cell table:style-name="ce69" table:formula="of:=SUMIF([$Data.$G$10:.$G$1000];[.$A59];[$Data.I$10:.I$1000])" office:value-type="float" office:value="0" calcext:value-type="float">
            <text:p>0</text:p>
          </table:table-cell>
          <table:table-cell table:style-name="ce69" table:formula="of:=SUMIF([$Data.$G$10:.$G$1000];[.$A59];[$Data.J$10:.J$1000])" office:value-type="float" office:value="0" calcext:value-type="float">
            <text:p>0</text:p>
          </table:table-cell>
          <table:table-cell table:style-name="ce69" table:formula="of:=SUMIF([$Data.$G$10:.$G$1000];[.$A59];[$Data.K$10:.K$1000])" office:value-type="float" office:value="0" calcext:value-type="float">
            <text:p>0</text:p>
          </table:table-cell>
          <table:table-cell table:style-name="ce69" table:formula="of:=SUMIF([$Data.$G$10:.$G$1000];[.$A59];[$Data.L$10:.L$1000])" office:value-type="float" office:value="0" calcext:value-type="float">
            <text:p>0</text:p>
          </table:table-cell>
          <table:table-cell table:style-name="ce69" table:formula="of:=SUMIF([$Data.$G$10:.$G$1000];[.$A59];[$Data.M$10:.M$1000])" office:value-type="float" office:value="0" calcext:value-type="float">
            <text:p>0</text:p>
          </table:table-cell>
          <table:table-cell table:style-name="ce69" table:formula="of:=SUMIF([$Data.$G$10:.$G$1000];[.$A59];[$Data.N$10:.N$1000])" office:value-type="float" office:value="0" calcext:value-type="float">
            <text:p>0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59];$Data.#REF!#REF!#REF!#REF!#REF!#REF!#REF!$10:#REF!#REF!#REF!$1000)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>
          <table:table-cell table:style-name="ce65" table:formula="of:=[$Config.C16]" office:value-type="string" office:string-value="Student3" calcext:value-type="string">
            <text:p>Student3</text:p>
          </table:table-cell>
          <table:table-cell table:style-name="ce69" table:formula="of:=SUMIF([$Data.$G$10:.$G$1000];[.$A60];[$Data.H$10:.H$1000])" office:value-type="float" office:value="0" calcext:value-type="float">
            <text:p>0</text:p>
          </table:table-cell>
          <table:table-cell table:style-name="ce69" table:formula="of:=SUMIF([$Data.$G$10:.$G$1000];[.$A60];[$Data.I$10:.I$1000])" office:value-type="float" office:value="0" calcext:value-type="float">
            <text:p>0</text:p>
          </table:table-cell>
          <table:table-cell table:style-name="ce69" table:formula="of:=SUMIF([$Data.$G$10:.$G$1000];[.$A60];[$Data.J$10:.J$1000])" office:value-type="float" office:value="0" calcext:value-type="float">
            <text:p>0</text:p>
          </table:table-cell>
          <table:table-cell table:style-name="ce69" table:formula="of:=SUMIF([$Data.$G$10:.$G$1000];[.$A60];[$Data.K$10:.K$1000])" office:value-type="float" office:value="0" calcext:value-type="float">
            <text:p>0</text:p>
          </table:table-cell>
          <table:table-cell table:style-name="ce69" table:formula="of:=SUMIF([$Data.$G$10:.$G$1000];[.$A60];[$Data.L$10:.L$1000])" office:value-type="float" office:value="0" calcext:value-type="float">
            <text:p>0</text:p>
          </table:table-cell>
          <table:table-cell table:style-name="ce69" table:formula="of:=SUMIF([$Data.$G$10:.$G$1000];[.$A60];[$Data.M$10:.M$1000])" office:value-type="float" office:value="0" calcext:value-type="float">
            <text:p>0</text:p>
          </table:table-cell>
          <table:table-cell table:style-name="ce69" table:formula="of:=SUMIF([$Data.$G$10:.$G$1000];[.$A60];[$Data.N$10:.N$1000])" office:value-type="float" office:value="0" calcext:value-type="float">
            <text:p>0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0];$Data.#REF!#REF!#REF!#REF!#REF!#REF!#REF!$10:#REF!#REF!#REF!$1000)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>
          <table:table-cell table:style-name="ce65" table:formula="of:=[$Config.C17]" office:value-type="string" office:string-value="Student4" calcext:value-type="string">
            <text:p>Student4</text:p>
          </table:table-cell>
          <table:table-cell table:style-name="ce69" table:formula="of:=SUMIF([$Data.$G$10:.$G$1000];[.$A61];[$Data.H$10:.H$1000])" office:value-type="float" office:value="0" calcext:value-type="float">
            <text:p>0</text:p>
          </table:table-cell>
          <table:table-cell table:style-name="ce69" table:formula="of:=SUMIF([$Data.$G$10:.$G$1000];[.$A61];[$Data.I$10:.I$1000])" office:value-type="float" office:value="0" calcext:value-type="float">
            <text:p>0</text:p>
          </table:table-cell>
          <table:table-cell table:style-name="ce69" table:formula="of:=SUMIF([$Data.$G$10:.$G$1000];[.$A61];[$Data.J$10:.J$1000])" office:value-type="float" office:value="0" calcext:value-type="float">
            <text:p>0</text:p>
          </table:table-cell>
          <table:table-cell table:style-name="ce69" table:formula="of:=SUMIF([$Data.$G$10:.$G$1000];[.$A61];[$Data.K$10:.K$1000])" office:value-type="float" office:value="0" calcext:value-type="float">
            <text:p>0</text:p>
          </table:table-cell>
          <table:table-cell table:style-name="ce69" table:formula="of:=SUMIF([$Data.$G$10:.$G$1000];[.$A61];[$Data.L$10:.L$1000])" office:value-type="float" office:value="0" calcext:value-type="float">
            <text:p>0</text:p>
          </table:table-cell>
          <table:table-cell table:style-name="ce69" table:formula="of:=SUMIF([$Data.$G$10:.$G$1000];[.$A61];[$Data.M$10:.M$1000])" office:value-type="float" office:value="0" calcext:value-type="float">
            <text:p>0</text:p>
          </table:table-cell>
          <table:table-cell table:style-name="ce69" table:formula="of:=SUMIF([$Data.$G$10:.$G$1000];[.$A61];[$Data.N$10:.N$1000])" office:value-type="float" office:value="0" calcext:value-type="float">
            <text:p>0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1];$Data.#REF!#REF!#REF!#REF!#REF!#REF!#REF!$10:#REF!#REF!#REF!$1000)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>
          <table:table-cell table:style-name="ce65" table:formula="of:=[$Config.C18]" office:value-type="float" office:value="0" calcext:value-type="float">
            <text:p>0</text:p>
          </table:table-cell>
          <table:table-cell table:style-name="ce69" table:formula="of:=SUMIF([$Data.$G$10:.$G$1000];[.$A62];[$Data.H$10:.H$1000])" office:value-type="float" office:value="0" calcext:value-type="float">
            <text:p>0</text:p>
          </table:table-cell>
          <table:table-cell table:style-name="ce69" table:formula="of:=SUMIF([$Data.$G$10:.$G$1000];[.$A62];[$Data.I$10:.I$1000])" office:value-type="float" office:value="0" calcext:value-type="float">
            <text:p>0</text:p>
          </table:table-cell>
          <table:table-cell table:style-name="ce69" table:formula="of:=SUMIF([$Data.$G$10:.$G$1000];[.$A62];[$Data.J$10:.J$1000])" office:value-type="float" office:value="0" calcext:value-type="float">
            <text:p>0</text:p>
          </table:table-cell>
          <table:table-cell table:style-name="ce69" table:formula="of:=SUMIF([$Data.$G$10:.$G$1000];[.$A62];[$Data.K$10:.K$1000])" office:value-type="float" office:value="0" calcext:value-type="float">
            <text:p>0</text:p>
          </table:table-cell>
          <table:table-cell table:style-name="ce69" table:formula="of:=SUMIF([$Data.$G$10:.$G$1000];[.$A62];[$Data.L$10:.L$1000])" office:value-type="float" office:value="0" calcext:value-type="float">
            <text:p>0</text:p>
          </table:table-cell>
          <table:table-cell table:style-name="ce69" table:formula="of:=SUMIF([$Data.$G$10:.$G$1000];[.$A62];[$Data.M$10:.M$1000])" office:value-type="float" office:value="0" calcext:value-type="float">
            <text:p>0</text:p>
          </table:table-cell>
          <table:table-cell table:style-name="ce69" table:formula="of:=SUMIF([$Data.$G$10:.$G$1000];[.$A62];[$Data.N$10:.N$1000])" office:value-type="float" office:value="0" calcext:value-type="float">
            <text:p>0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style-name="ce69" table:formula="of:=SUMIF([$Data.$G$10:.$G$1000];[.$A62];$Data.#REF!#REF!#REF!#REF!#REF!#REF!#REF!$10:#REF!#REF!#REF!$1000)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70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Data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Data.$I$6" table:expression="COUNTIF([.I10:.I1002];&quot;&gt;0&quot;)"/>
        <table:named-expression table:name="SHARED_FORMULA_8_6_8_6_2" table:base-cell-address="$Data.$I$7" table:expression="SUM([.I9:.I1002])"/>
      </table:named-expressions>
      <table:database-ranges>
        <table:database-range table:name="__Anonymous_Sheet_DB__2" table:target-range-address="Data.A9:Data.G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€ </number:text>
      <number:number number:decimal-places="0" loext:min-decimal-places="0" number:min-integer-digits="1" number:grouping="true"/>
    </number:number-style>
    <number:number-style style:name="N107">
      <number:text>-€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€ </number:text>
      <number:number number:decimal-places="2" loext:min-decimal-places="2" number:min-integer-digits="1" number:grouping="true"/>
    </number:number-style>
    <number:number-style style:name="N110">
      <number:text>-€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date-style style:name="N167P0" style:volatile="true">
      <number:day/>
      <number:text>-</number:text>
      <number:month number:textual="true"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date-style style:name="N169P0" style:volatile="true">
      <number:day/>
      <number:text>-</number:text>
      <number:month number:textual="true"/>
    </number:date-style>
    <number:text-style style:name="N169">
      <number:text-content/>
      <style:map style:condition="value()&lt;=1.79769313486232E+308" style:apply-style-name="N169P0"/>
    </number:text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number:date-style style:name="N10108P0" style:volatile="true" number:language="es" number:country="ES">
      <number:day/>
      <number:text>-</number:text>
      <number:month number:textual="true"/>
    </number:date-style>
    <number:text-style style:name="N10108" number:language="es" number:country="ES">
      <number:text-content/>
      <style:map style:condition="value()&lt;=1.79769313486232E+308" style:apply-style-name="N10108P0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5.24mm" fo:margin-bottom="16.26mm" fo:margin-left="16.26mm" fo:margin-right="13.97mm" style:first-page-number="continue" style:scale-to="100%" style:writing-mode="lr-tb"/>
      <style:header-style>
        <style:header-footer-properties fo:min-height="7.5mm" fo:margin-left="2.73mm" fo:margin-right="5.03mm" fo:margin-bottom="0mm"/>
      </style:header-style>
      <style:footer-style>
        <style:header-footer-properties fo:min-height="7.5mm" fo:margin-left="2.73mm" fo:margin-right="5.03mm" fo:margin-top="0mm"/>
      </style:footer-style>
    </style:page-layout>
    <style:page-layout style:name="Mpm4">
      <style:page-layout-properties style:num-format="1" style:print-orientation="portrait" fo:margin-top="24.99mm" fo:margin-bottom="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16.47mm"/>
      </style:footer-style>
    </style:page-layout>
    <style:page-layout style:name="Mpm5">
      <style:page-layout-properties fo:page-width="297mm" fo:page-height="210.01mm" style:num-format="1" style:print-orientation="landscape" fo:margin-top="24.99mm" fo:margin-bottom="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16.47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6:53:42.0866342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8:04:17</meta:creation-date>
    <dc:date>2016-06-27T17:04:51.936969119</dc:date>
    <meta:print-date>2008-03-02T13:03:16</meta:print-date>
    <meta:generator>LibreOffice/5.1.3.2$Linux_X86_64 LibreOffice_project/10m0$Build-2</meta:generator>
    <meta:editing-duration>PT5H51M31S</meta:editing-duration>
    <meta:editing-cycles>9</meta:editing-cycles>
    <meta:document-statistic meta:table-count="4" meta:cell-count="2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include-hidden-cells="false" chart:treat-empty-cells="use-zero" chart:series-source="rows"/>
    </style:style>
    <style:style style:name="ch6" style:family="chart" style:data-style-name="N10037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text-properties fo:color="#000000" fo:font-family="Arial" fo:font-size="11pt" style:font-size-asian="11pt" style:font-size-complex="11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969696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81cm" svg:y="0.242cm" chart:style-name="ch2">
          <text:p>Effot Graphic</text:p>
        </chart:title>
        <chart:subtitle svg:x="9.504cm" svg:y="1.003cm" chart:style-name="ch3">
          <text:p>sub-title</text:p>
        </chart:subtitle>
        <chart:legend svg:x="16.162cm" svg:y="0.61cm" style:legend-expansion="custom" chartooo:width="3.457cm" chartooo:height="0.564cm" style:legend-expansion-aspect-ratio="6.12943262411348" chart:style-name="ch4"/>
        <chart:plot-area chart:style-name="ch5" table:cell-range-address="Data.H5:Data.AE5 Data.H7:Data.AE7" chart:data-source-has-labels="row" svg:x="1.34cm" svg:y="1.284cm" svg:width="18.626cm" svg:height="5.205cm">
          <chartooo:coordinate-region svg:x="2.24cm" svg:y="1.51cm" svg:width="17.726cm" svg:height="3.718cm"/>
          <chart:axis chart:dimension="x" chart:name="primary-x" chart:style-name="ch6" chartooo:axis-type="text">
            <chart:categories table:cell-range-address="Data.H5:Data.AE5"/>
          </chart:axis>
          <chart:axis chart:dimension="y" chart:name="primary-y" chart:style-name="ch7">
            <chart:title svg:x="0.433cm" svg:y="1.074cm" chart:style-name="ch8">
              <text:p>Remaining working hours</text:p>
            </chart:title>
            <chart:grid chart:style-name="ch9" chart:class="major"/>
          </chart:axis>
          <chart:series chart:style-name="ch10" chart:values-cell-range-address="Data.H7:Data.AE7" chart:class="chart:area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2578">
                <text:p>42578</text:p>
                <draw:g>
                  <svg:desc>Data.H5:Data.AE5</svg:desc>
                </draw:g>
              </table:table-cell>
              <table:table-cell office:value-type="float" office:value="42579">
                <text:p>42579</text:p>
              </table:table-cell>
              <table:table-cell office:value-type="float" office:value="42580">
                <text:p>42580</text:p>
              </table:table-cell>
              <table:table-cell office:value-type="float" office:value="42581">
                <text:p>42581</text:p>
              </table:table-cell>
              <table:table-cell office:value-type="float" office:value="42582">
                <text:p>42582</text:p>
              </table:table-cell>
              <table:table-cell office:value-type="float" office:value="42583">
                <text:p>42583</text:p>
              </table:table-cell>
              <table:table-cell office:value-type="float" office:value="42584">
                <text:p>4258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Data.H7:Data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10037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7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text-properties fo:color="#000000" fo:font-family="Arial" fo:font-size="11pt" style:font-size-asian="11pt" style:font-size-complex="11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1">
      <style:chart-properties chart:symbol-type="named-symbol" chart:symbol-name="diamond" chart:symbol-width="0.176cm" chart:symbol-height="0.176cm" chart:link-data-style-to-source="true"/>
      <style:graphic-properties svg:stroke-width="0.035cm" svg:stroke-color="#3366ff" draw:fill-color="#3366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08cm" svg:y="0.238cm" chart:style-name="ch2">
          <text:p>Tasks Graphic</text:p>
        </chart:title>
        <chart:subtitle svg:x="9.503cm" svg:y="1.003cm" chart:style-name="ch3">
          <text:p>sub-title</text:p>
        </chart:subtitle>
        <chart:legend svg:x="16.033cm" svg:y="0.531cm" style:legend-expansion="custom" chartooo:width="3.774cm" chartooo:height="0.564cm" style:legend-expansion-aspect-ratio="6.69148936170213" chart:style-name="ch4"/>
        <chart:plot-area chart:style-name="ch5" table:cell-range-address="Data.H5:Data.AE6" chart:data-source-has-labels="row" svg:x="1.264cm" svg:y="1.17cm" svg:width="18.721cm" svg:height="5.193cm">
          <chartooo:coordinate-region svg:x="2.164cm" svg:y="1.396cm" svg:width="17.821cm" svg:height="3.706cm"/>
          <chart:axis chart:dimension="x" chart:name="primary-x" chart:style-name="ch6" chartooo:axis-type="text">
            <chart:categories table:cell-range-address="Data.H5:Data.AE5"/>
          </chart:axis>
          <chart:axis chart:dimension="y" chart:name="primary-y" chart:style-name="ch7">
            <chart:title svg:x="0.206cm" svg:y="1.716cm" chart:style-name="ch8">
              <text:p>Remaining Taks   </text:p>
            </chart:title>
            <chart:grid chart:class="major"/>
          </chart:axis>
          <chart:series chart:style-name="ch9" chart:values-cell-range-address="Data.H6:Data.AE6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2578">
                <text:p>42578</text:p>
                <draw:g>
                  <svg:desc>Data.H5:Data.AE5</svg:desc>
                </draw:g>
              </table:table-cell>
              <table:table-cell office:value-type="float" office:value="42579">
                <text:p>42579</text:p>
              </table:table-cell>
              <table:table-cell office:value-type="float" office:value="42580">
                <text:p>42580</text:p>
              </table:table-cell>
              <table:table-cell office:value-type="float" office:value="42581">
                <text:p>42581</text:p>
              </table:table-cell>
              <table:table-cell office:value-type="float" office:value="42582">
                <text:p>42582</text:p>
              </table:table-cell>
              <table:table-cell office:value-type="float" office:value="42583">
                <text:p>42583</text:p>
              </table:table-cell>
              <table:table-cell office:value-type="float" office:value="42584">
                <text:p>4258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0108P0" style:volatile="true" number:language="es" number:country="ES">
      <number:day/>
      <number:text>-</number:text>
      <number:month number:textual="true"/>
    </number:date-style>
    <number:text-style style:name="N10108" number:language="es" number:country="ES">
      <number:text-content/>
      <style:map style:condition="value()&lt;=1.79769313486232E+308" style:apply-style-name="N10108P0"/>
    </number:text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10108">
      <style:chart-properties chart:display-label="true" chart:logarithmic="false" chart:reverse-direction="false" text:line-break="false" loext:try-staggering-first="tru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7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1">
      <style:chart-properties chart:symbol-type="named-symbol" chart:symbol-name="diamond" chart:symbol-width="0.176cm" chart:symbol-height="0.176cm" chart:link-data-style-to-source="true"/>
      <style:graphic-properties svg:stroke-width="0.035cm" svg:stroke-color="#000090" draw:fill-color="#00009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176cm" chart:symbol-height="0.176cm" chart:link-data-style-to-source="true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176cm" chart:symbol-height="0.176cm" chart:link-data-style-to-source="true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x" chart:symbol-width="0.176cm" chart:symbol-height="0.176cm" chart:link-data-style-to-source="true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sterisk" chart:symbol-width="0.176cm" chart:symbol-height="0.176cm" chart:link-data-style-to-source="true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c0c0c0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09cm" svg:y="0.246cm" chart:style-name="ch2">
          <text:p>Members Graphic</text:p>
        </chart:title>
        <chart:subtitle svg:x="9.552cm" svg:y="1.003cm" chart:style-name="ch3">
          <text:p>sub-title</text:p>
        </chart:subtitle>
        <chart:legend svg:x="0.554cm" svg:y="0.418cm" style:legend-expansion="custom" chartooo:width="2.01cm" chartooo:height="6.032cm" style:legend-expansion-aspect-ratio="0.333222811671087" chart:style-name="ch4"/>
        <chart:plot-area chart:style-name="ch5" table:cell-range-address="Graphs.A57:Graphs.Y62" chart:data-source-has-labels="both" svg:x="3.918cm" svg:y="1.163cm" svg:width="16.487cm" svg:height="5.109cm">
          <chartooo:coordinate-region svg:x="4.328cm" svg:y="1.323cm" svg:width="16.011cm" svg:height="4.136cm"/>
          <chart:axis chart:dimension="x" chart:name="primary-x" chart:style-name="ch6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7">
            <chart:title svg:x="3.002cm" svg:y="0.66cm" chart:style-name="ch8">
              <text:p>Remaining Working Hours</text:p>
            </chart:title>
            <chart:grid chart:class="major"/>
          </chart:axis>
          <chart:series chart:style-name="ch9" chart:values-cell-range-address="Graphs.B58:Graphs.Y58" chart:label-cell-address="Graphs.A58:Graphs.A58" chart:class="chart:line">
            <chart:data-point chart:repeated="24"/>
          </chart:series>
          <chart:series chart:style-name="ch10" chart:values-cell-range-address="Graphs.B59:Graphs.Y59" chart:label-cell-address="Graphs.A59:Graphs.A59" chart:class="chart:line">
            <chart:data-point chart:repeated="24"/>
          </chart:series>
          <chart:series chart:style-name="ch11" chart:values-cell-range-address="Graphs.B60:Graphs.Y60" chart:label-cell-address="Graphs.A60:Graphs.A60" chart:class="chart:line">
            <chart:data-point chart:repeated="24"/>
          </chart:series>
          <chart:series chart:style-name="ch12" chart:values-cell-range-address="Graphs.B61:Graphs.Y61" chart:label-cell-address="Graphs.A61:Graphs.A61" chart:class="chart:line">
            <chart:data-point chart:repeated="24"/>
          </chart:series>
          <chart:series chart:style-name="ch13" chart:values-cell-range-address="Graphs.B62:Graphs.Y62" chart:label-cell-address="Graphs.A62:Graphs.A62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2578">
                <text:p>42578</text:p>
                <draw:g>
                  <svg:desc>Graphs.B57:Graphs.Y57</svg:desc>
                </draw:g>
              </table:table-cell>
              <table:table-cell office:value-type="float" office:value="42579">
                <text:p>42579</text:p>
              </table:table-cell>
              <table:table-cell office:value-type="float" office:value="42580">
                <text:p>42580</text:p>
              </table:table-cell>
              <table:table-cell office:value-type="float" office:value="42581">
                <text:p>42581</text:p>
              </table:table-cell>
              <table:table-cell office:value-type="float" office:value="42582">
                <text:p>42582</text:p>
              </table:table-cell>
              <table:table-cell office:value-type="float" office:value="42583">
                <text:p>42583</text:p>
              </table:table-cell>
              <table:table-cell office:value-type="float" office:value="42584">
                <text:p>42584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</table:table-row>
          </table:table-header-rows>
          <table:table-rows>
            <table:table-row>
              <table:table-cell office:value-type="string">
                <text:p>Student1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udent2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udent3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udent4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